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117.44pt"/>
    </style:style>
    <style:style style:name="co3" style:family="table-column">
      <style:table-column-properties fo:break-before="auto" style:column-width="115.91pt"/>
    </style:style>
    <style:style style:name="co4" style:family="table-column">
      <style:table-column-properties fo:break-before="auto" style:column-width="138.9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211.1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31.69pt"/>
    </style:style>
    <style:style style:name="co11" style:family="table-column">
      <style:table-column-properties fo:break-before="auto" style:column-width="130.96pt"/>
    </style:style>
    <style:style style:name="co12" style:family="table-column">
      <style:table-column-properties fo:break-before="auto" style:column-width="112.76pt"/>
    </style:style>
    <style:style style:name="co13" style:family="table-column">
      <style:table-column-properties fo:break-before="auto" style:column-width="81.69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06.36pt"/>
    </style:style>
    <style:style style:name="co16" style:family="table-column">
      <style:table-column-properties fo:break-before="auto" style:column-width="233.35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125.4pt"/>
    </style:style>
    <style:style style:name="co19" style:family="table-column">
      <style:table-column-properties fo:break-before="auto" style:column-width="396.11pt"/>
    </style:style>
    <style:style style:name="co20" style:family="table-column">
      <style:table-column-properties fo:break-before="auto" style:column-width="97.65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32.54pt"/>
    </style:style>
    <style:style style:name="co23" style:family="table-column">
      <style:table-column-properties fo:break-before="auto" style:column-width="102.39pt"/>
    </style:style>
    <style:style style:name="co24" style:family="table-column">
      <style:table-column-properties fo:break-before="auto" style:column-width="98.39pt"/>
    </style:style>
    <style:style style:name="co25" style:family="table-column">
      <style:table-column-properties fo:break-before="auto" style:column-width="103.95pt"/>
    </style:style>
    <style:style style:name="co26" style:family="table-column">
      <style:table-column-properties fo:break-before="auto" style:column-width="100.74pt"/>
    </style:style>
    <style:style style:name="co27" style:family="table-column">
      <style:table-column-properties fo:break-before="auto" style:column-width="114.29pt"/>
    </style:style>
    <style:style style:name="co28" style:family="table-column">
      <style:table-column-properties fo:break-before="auto" style:column-width="116.65pt"/>
    </style:style>
    <style:style style:name="co29" style:family="table-column">
      <style:table-column-properties fo:break-before="auto" style:column-width="39.66pt"/>
    </style:style>
    <style:style style:name="co30" style:family="table-column">
      <style:table-column-properties fo:break-before="auto" style:column-width="76.14pt"/>
    </style:style>
    <style:style style:name="co31" style:family="table-column">
      <style:table-column-properties fo:break-before="auto" style:column-width="149.24pt"/>
    </style:style>
    <style:style style:name="co32" style:family="table-column">
      <style:table-column-properties fo:break-before="auto" style:column-width="94.45pt"/>
    </style:style>
    <style:style style:name="co33" style:family="table-column">
      <style:table-column-properties fo:break-before="auto" style:column-width="120.61pt"/>
    </style:style>
    <style:style style:name="co34" style:family="table-column">
      <style:table-column-properties fo:break-before="auto" style:column-width="107.94pt"/>
    </style:style>
    <style:style style:name="co35" style:family="table-column">
      <style:table-column-properties fo:break-before="auto" style:column-width="101.59pt"/>
    </style:style>
    <style:style style:name="co36" style:family="table-column">
      <style:table-column-properties fo:break-before="auto" style:column-width="46.86pt"/>
    </style:style>
    <style:style style:name="co37" style:family="table-column">
      <style:table-column-properties fo:break-before="auto" style:column-width="119.0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64.3pt"/>
    </style:style>
    <style:style style:name="co40" style:family="table-column">
      <style:table-column-properties fo:break-before="auto" style:column-width="38.15pt"/>
    </style:style>
    <style:style style:name="co41" style:family="table-column">
      <style:table-column-properties fo:break-before="auto" style:column-width="110.35pt"/>
    </style:style>
    <style:style style:name="co42" style:family="table-column">
      <style:table-column-properties fo:break-before="auto" style:column-width="44.45pt"/>
    </style:style>
    <style:style style:name="co43" style:family="table-column">
      <style:table-column-properties fo:break-before="auto" style:column-width="123.85pt"/>
    </style:style>
    <style:style style:name="co44" style:family="table-column">
      <style:table-column-properties fo:break-before="auto" style:column-width="38.89pt"/>
    </style:style>
    <style:style style:name="co45" style:family="table-column">
      <style:table-column-properties fo:break-before="auto" style:column-width="153.95pt"/>
    </style:style>
    <style:style style:name="co46" style:family="table-column">
      <style:table-column-properties fo:break-before="auto" style:column-width="88.89pt"/>
    </style:style>
    <style:style style:name="co47" style:family="table-column">
      <style:table-column-properties fo:break-before="auto" style:column-width="51.59pt"/>
    </style:style>
    <style:style style:name="co48" style:family="table-column">
      <style:table-column-properties fo:break-before="auto" style:column-width="96.86pt"/>
    </style:style>
    <style:style style:name="co49" style:family="table-column">
      <style:table-column-properties fo:break-before="auto" style:column-width="107.21pt"/>
    </style:style>
    <style:style style:name="co50" style:family="table-column">
      <style:table-column-properties fo:break-before="auto" style:column-width="156.36pt"/>
    </style:style>
    <style:style style:name="co51" style:family="table-column">
      <style:table-column-properties fo:break-before="auto" style:column-width="129.4pt"/>
    </style:style>
    <style:style style:name="co52" style:family="table-column">
      <style:table-column-properties fo:break-before="auto" style:column-width="154.8pt"/>
    </style:style>
    <style:style style:name="co53" style:family="table-column">
      <style:table-column-properties fo:break-before="auto" style:column-width="131.75pt"/>
    </style:style>
    <style:style style:name="co54" style:family="table-column">
      <style:table-column-properties fo:break-before="auto" style:column-width="143.69pt"/>
    </style:style>
    <style:style style:name="co55" style:family="table-column">
      <style:table-column-properties fo:break-before="auto" style:column-width="237.29pt"/>
    </style:style>
    <style:style style:name="co56" style:family="table-column">
      <style:table-column-properties fo:break-before="auto" style:column-width="300.81pt"/>
    </style:style>
    <style:style style:name="co57" style:family="table-column">
      <style:table-column-properties fo:break-before="auto" style:column-width="42.86pt"/>
    </style:style>
    <style:style style:name="co58" style:family="table-column">
      <style:table-column-properties fo:break-before="auto" style:column-width="171.44pt"/>
    </style:style>
    <style:style style:name="co59" style:family="table-column">
      <style:table-column-properties fo:break-before="auto" style:column-width="128.55pt"/>
    </style:style>
    <style:style style:name="co60" style:family="table-column">
      <style:table-column-properties fo:break-before="auto" style:column-width="241.31pt"/>
    </style:style>
    <style:style style:name="ro1" style:family="table-row">
      <style:table-row-properties style:row-height="40.51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9.74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1.1_20_Студенты-победители_20_дальнего_20_зарубежья">
      <style:table-properties table:display="true" style:writing-mode="lr-tb"/>
    </style:style>
    <style:style style:name="ta2" style:family="table" style:master-page-name="PageStyle_5f_1.2_20_Студенты-победители_20_СНГ_20_и_20_Казахстан">
      <style:table-properties table:display="true" style:writing-mode="lr-tb"/>
    </style:style>
    <style:style style:name="ta3" style:family="table" style:master-page-name="PageStyle_5f_2.1.1_20_Список_20_ППС_2c__20_работающих_20_на_20_полную_20_ставку">
      <style:table-properties table:display="true" style:writing-mode="lr-tb"/>
    </style:style>
    <style:style style:name="ta4" style:family="table" style:master-page-name="PageStyle_5f_2.1.2_20_Список_20_ППС_2c__20_работающих_20_по_20_совместительству">
      <style:table-properties table:display="true" style:writing-mode="lr-tb"/>
    </style:style>
    <style:style style:name="ta5" style:family="table" style:master-page-name="PageStyle_5f_2.2.1_20_Список_20_штатных_20_НС">
      <style:table-properties table:display="true" style:writing-mode="lr-tb"/>
    </style:style>
    <style:style style:name="ta6" style:family="table" style:master-page-name="PageStyle_5f_2.2.2_20_Список_20_НС_20_по_20_совместительству">
      <style:table-properties table:display="true" style:writing-mode="lr-tb"/>
    </style:style>
    <style:style style:name="ta7" style:family="table" style:master-page-name="PageStyle_5f_3.1_20_Финансирование_20_НИР">
      <style:table-properties table:display="true" style:writing-mode="lr-tb"/>
    </style:style>
    <style:style style:name="ta8" style:family="table" style:master-page-name="PageStyle_5f_3.2_20_Свидетельства">
      <style:table-properties table:display="true" style:writing-mode="lr-tb"/>
    </style:style>
    <style:style style:name="ta9" style:family="table" style:master-page-name="PageStyle_5f_3.3.1_20_Патенты">
      <style:table-properties table:display="true" style:writing-mode="lr-tb"/>
    </style:style>
    <style:style style:name="ta10" style:family="table" style:master-page-name="PageStyle_5f_3.3.2_20_Патенты_20_продленные">
      <style:table-properties table:display="true" style:writing-mode="lr-tb"/>
    </style:style>
    <style:style style:name="ta11" style:family="table" style:master-page-name="PageStyle_5f_4.1_20_Международный_20_обмен_20_студентов">
      <style:table-properties table:display="true" style:writing-mode="lr-tb"/>
    </style:style>
    <style:style style:name="ta12" style:family="table" style:master-page-name="PageStyle_5f_4.2_20_Иностранные_20_ППС">
      <style:table-properties table:display="true" style:writing-mode="lr-tb"/>
    </style:style>
    <style:style style:name="ta13" style:family="table" style:master-page-name="PageStyle_5f_4.3_20_Международные_20_организаций">
      <style:table-properties table:display="true" style:writing-mode="lr-tb"/>
    </style:style>
    <style:style style:name="ta14" style:family="table" style:master-page-name="PageStyle_5f_4.4_20_Количество_20_ДДОП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&quot;Times New Roman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 and cell-content-is-between(OR(NOT(ISERROR(DATEVALUE([.G2]))); AND(ISNUMBER([.G2]); LEFT(CELL(&quot;format&quot;; [.G2]))=&quot;D&quot;)),0)" table:allow-empty-cell="true" table:base-cell-address="'1.1 Студенты-победители дальнего зарубежья'.G2">
          <table:error-message table:message-type="stop" table:display="true"/>
        </table:content-validation>
        <table:content-validation table:name="val2" table:condition="of: and cell-content-is-between(OR(NOT(ISERROR(DATEVALUE([.F2]))); AND(ISNUMBER([.F2]); LEFT(CELL(&quot;format&quot;; [.F2]))=&quot;D&quot;)),0)" table:allow-empty-cell="true" table:base-cell-address="'1.2 Студенты-победители СНГ и Казахстан'.F2">
          <table:error-message table:message-type="stop" table:display="true"/>
        </table:content-validation>
        <table:content-validation table:name="val3" table:condition="of:cell-content-is-in-list(&quot;Государственный грант&quot;;&quot;Международный грант&quot;;&quot;Негосударственное финансирование&quot;)" table:allow-empty-cell="true" table:display-list="unsorted" table:base-cell-address="'3.1 Финансирование НИР'.B2">
          <table:error-message table:message-type="stop" table:display="true"/>
        </table:content-validation>
        <table:content-validation table:name="val4" table:condition="of: and cell-content-is-between(OR(NOT(ISERROR(DATEVALUE([.E2]))); AND(ISNUMBER([.E2]); LEFT(CELL(&quot;format&quot;; [.E2]))=&quot;D&quot;)),0)" table:allow-empty-cell="true" table:base-cell-address="'3.1 Финансирование НИР'.E2">
          <table:error-message table:message-type="stop" table:display="true"/>
        </table:content-validation>
        <table:content-validation table:name="val5" table:condition="of: and cell-content-is-between(OR(NOT(ISERROR(DATEVALUE([.C2]))); AND(ISNUMBER([.C2]); LEFT(CELL(&quot;format&quot;; [.C2]))=&quot;D&quot;)),0)" table:allow-empty-cell="true" table:base-cell-address="'3.2 Свидетельства'.C2">
          <table:error-message table:message-type="stop" table:display="true"/>
        </table:content-validation>
        <table:content-validation table:name="val6" table:condition="of: and cell-content-is-between(OR(NOT(ISERROR(DATEVALUE([.C2]))); AND(ISNUMBER([.C2]); LEFT(CELL(&quot;format&quot;; [.C2]))=&quot;D&quot;)),0)" table:allow-empty-cell="true" table:base-cell-address="'3.3.1 Патенты'.C2">
          <table:error-message table:message-type="stop" table:display="true"/>
        </table:content-validation>
        <table:content-validation table:name="val7" table:condition="of: and cell-content-is-between(OR(NOT(ISERROR(DATEVALUE([.D2]))); AND(ISNUMBER([.D2]); LEFT(CELL(&quot;format&quot;; [.D2]))=&quot;D&quot;)),0)" table:allow-empty-cell="true" table:base-cell-address="'3.3.2 Патенты продленные'.D2">
          <table:error-message table:message-type="stop" table:display="true"/>
        </table:content-validation>
        <table:content-validation table:name="val8" table:condition="of:cell-content-is-in-list(&quot;Бакалавриат&quot;;&quot;Магистратура&quot;)" table:allow-empty-cell="true" table:display-list="unsorted" table:base-cell-address="'4.1 Международный обмен студентов'.D2">
          <table:error-message table:message-type="stop" table:display="true"/>
        </table:content-validation>
        <table:content-validation table:name="val9" table:condition="of:cell-content-is-in-list(&quot;Средства обучающегося&quot;;&quot;Средства вуза&quot;;&quot;Обмен&quot;;&quot;За счет принимающей стороны&quot;;&quot;Международный грант&quot;;&quot;Государственный грант&quot;)" table:allow-empty-cell="true" table:display-list="unsorted" table:base-cell-address="'4.1 Международный обмен студентов'.F2">
          <table:error-message table:message-type="stop" table:display="true"/>
        </table:content-validation>
      </table:content-validations>
      <table:table table:name="1.1 Студенты-победители дальнего зарубежь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0"/>
        </table:table-row>
        <table:table-row table:style-name="ro2" table:number-rows-repeated="999">
          <table:table-cell table:number-columns-repeated="6"/>
          <table:table-cell table:style-name="ce2" table:content-validation-name="val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2 Студенты-победители СНГ и Казахстан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6" table:default-cell-style-name="Default"/>
        <table:table-row table:style-name="ro4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Образовательная программа</text:p>
          </table:table-cell>
          <table:table-cell table:style-name="ce1" office:value-type="string" calcext:value-type="string">
            <text:p>Наименование конференции, олимпиады</text:p>
          </table:table-cell>
          <table:table-cell table:style-name="ce1" office:value-type="string" calcext:value-type="string">
            <text:p>Призовое место</text:p>
          </table:table-cell>
          <table:table-cell table:style-name="ce1" office:value-type="string" calcext:value-type="string">
            <text:p>Дата получения награды</text:p>
          </table:table-cell>
          <table:table-cell table:style-name="ce1" office:value-type="string" calcext:value-type="string">
            <text:p>Место проведения (страна, город)</text:p>
          </table:table-cell>
          <table:table-cell table:style-name="ce1" office:value-type="string" calcext:value-type="string">
            <text:p>Подтверждающая ссылка на сайт (кроме сайта вуза) или соц.сеть, где указаны занятое место и Ф.И.О. студента</text:p>
            <text:p/>
          </table:table-cell>
          <table:table-cell table:style-name="ce3" table:number-columns-repeated="15"/>
          <table:table-cell table:number-columns-repeated="1001"/>
        </table:table-row>
        <table:table-row table:style-name="ro2">
          <table:table-cell table:number-columns-repeated="5"/>
          <table:table-cell table:style-name="ce4" table:content-validation-name="val2"/>
          <table:table-cell table:number-columns-repeated="1018"/>
        </table:table-row>
        <table:table-row table:style-name="ro2" table:number-rows-repeated="998">
          <table:table-cell table:number-columns-repeated="5"/>
          <table:table-cell table:style-name="ce2" table:content-validation-name="val2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1 Список ППС, работающих на полную ставку" table:style-name="ta3">
        <table:table-column table:style-name="co17" table:default-cell-style-name="Default"/>
        <table:table-column table:style-name="co18" table:default-cell-style-name="Default"/>
        <table:table-column table:style-name="co9" table:number-columns-repeated="3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Ссылка на копию диплома/ученую степень вуза дальнего зарубежья (при наличии)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999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Ожикенов Касымбек Адильбекович</text:p>
          </table:table-cell>
          <table:table-cell table:style-name="ce5" office:value-type="string" calcext:value-type="string">
            <text:p>Заведующий кафедрой</text:p>
          </table:table-cell>
          <table:table-cell table:style-name="ce5" office:value-type="string" calcext:value-type="string">
            <text:p>К.т.н. </text:p>
          </table:table-cell>
          <table:table-cell table:style-name="ce5" office:value-type="string" calcext:value-type="string">
            <text:p>-</text:p>
          </table:table-cell>
          <table:table-cell table:style-name="ce10"/>
          <table:table-cell table:style-name="ce5" office:value-type="string" calcext:value-type="string">
            <text:p>ИПАиЦ, РТиТСА</text:p>
          </table:table-cell>
          <table:table-cell table:style-name="ce5" office:value-type="string" calcext:value-type="string">
            <text:p>Управление роботами, Искусственные системы жизнеобеспечения, Динамика роботов</text:p>
          </table:table-cell>
          <table:table-cell table:style-name="ce6" office:value-type="float" office:value="87073357729" calcext:value-type="float">
            <text:p>87073357729</text:p>
          </table:table-cell>
          <table:table-cell table:number-columns-repeated="101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5" office:value-type="string" calcext:value-type="string">
            <text:p>Ешмухаметов Азамат Нурланович</text:p>
          </table:table-cell>
          <table:table-cell table:style-name="ce6" office:value-type="string" calcext:value-type="string">
            <text:p>Профессор</text:p>
          </table:table-cell>
          <table:table-cell table:style-name="ce8" office:value-type="string" calcext:value-type="string">
            <text:p>Доктор PhD,  </text:p>
            <text:p> Доктор инженерии</text:p>
          </table:table-cell>
          <table:table-cell table:style-name="ce6" office:value-type="string" calcext:value-type="string">
            <text:p>-</text:p>
          </table:table-cell>
          <table:table-cell table:style-name="ce11" office:value-type="string" calcext:value-type="string">
            <text:p><text:a xlink:href="https://drive.google.com/file/d/1mCSSW-guBa29HvFNJepKd0ocBKA_jyU5/view?usp=sharing" xlink:type="simple">https://drive.google.com/file/d/1mCSSW-guBa29HvFNJepKd0ocBKA_jyU5/view?usp=sharing</text:a></text:p>
          </table:table-cell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Автономные мобильные роботы, Биоморфная и антропоморфная робототехника, Проектирование роботов специального назначения, Интеллектуальное управления роботов.</text:p>
          </table:table-cell>
          <table:table-cell table:style-name="ce6" office:value-type="float" office:value="87074771671" calcext:value-type="float">
            <text:p>87074771671</text:p>
          </table:table-cell>
          <table:table-cell table:number-columns-repeated="101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Бактыбаев Мурат Кыргызбаевич</text:p>
          </table:table-cell>
          <table:table-cell table:style-name="ce6" office:value-type="string" calcext:value-type="string">
            <text:p>Ассоциированный профессор</text:p>
          </table:table-cell>
          <table:table-cell table:style-name="ce6" office:value-type="string" calcext:value-type="string">
            <text:p>К.ф.-м.н.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Источники питания, Моделирование измерительных систем, Моделирование динамических систем, Математическое моделирование и оптимизация движения многозвенных систем, Технология интеллектуального управления, Биотехнические системы и технологии</text:p>
          </table:table-cell>
          <table:table-cell table:style-name="ce6" office:value-type="float" office:value="87772925244" calcext:value-type="float">
            <text:p>87772925244</text:p>
          </table:table-cell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Керимкулов Жамбул Куанышбекович</text:p>
          </table:table-cell>
          <table:table-cell table:style-name="ce6" office:value-type="string" calcext:value-type="string">
            <text:p>Ассоциированный профессор</text:p>
          </table:table-cell>
          <table:table-cell table:style-name="ce8" office:value-type="string" calcext:value-type="string">
            <text:p>К.ф.-м.н.,</text:p>
          </table:table-cell>
          <table:table-cell table:style-name="ce8" office:value-type="string" calcext:value-type="string">
            <text:p>Ассоциированный профессор (ВАК)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Основы информационно-измерительных технологий, Интеллектуальные средства измерений, Приводы роботов, Компьютерные технологии в медико-биологических исследованиях, Оптические методы контроля и анализа, Биомедицинские информационно-измерительные системы</text:p>
          </table:table-cell>
          <table:table-cell table:style-name="ce6" office:value-type="float" office:value="87471662898" calcext:value-type="float">
            <text:p>87471662898</text:p>
          </table:table-cell>
          <table:table-cell table:number-columns-repeated="101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Уалиев Жомарт Разханович</text:p>
          </table:table-cell>
          <table:table-cell table:style-name="ce6" office:value-type="string" calcext:value-type="string">
            <text:p>Ассоциированный профессор</text:p>
          </table:table-cell>
          <table:table-cell table:style-name="ce9" office:value-type="string" calcext:value-type="string">
            <text:p>PhD, механика</text:p>
          </table:table-cell>
          <table:table-cell table:style-name="ce5"/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12" office:value-type="string" calcext:value-type="string">
            <text:p>Методы вычисления и программирование, Основы электромеханики, Методы очувствления робототехнических и мехатронных систем, Мультиагентные робототехнические системы, Проектирование современных человекоподобных роботов, Основы автоматики, Программирование на языке высокого уровня, Механика управляемых машин</text:p>
          </table:table-cell>
          <table:table-cell table:style-name="ce13" office:value-type="float" office:value="87772702204" calcext:value-type="float">
            <text:p>87772702204</text:p>
          </table:table-cell>
          <table:table-cell table:number-columns-repeated="1015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Туякбаев Алтай Алишерович</text:p>
          </table:table-cell>
          <table:table-cell table:style-name="ce6" office:value-type="string" calcext:value-type="string">
            <text:p>Ассистент профессора</text:p>
          </table:table-cell>
          <table:table-cell table:style-name="ce9" office:value-type="string" calcext:value-type="string">
            <text:p>К.т.н</text:p>
          </table:table-cell>
          <table:table-cell table:style-name="ce5"/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Микросхемотехника, Технологии интеллектуального управления, Интегральная и микропроцессорная схемотехника, Клиническая инженерия, Цифровая обработка измерительной информации, Информационные устройства и системы, Микропроцессорные устройства и системы, Навигационные системы роботов.</text:p>
          </table:table-cell>
          <table:table-cell table:style-name="ce6" office:value-type="float" office:value="87072163100" calcext:value-type="float">
            <text:p>87072163100</text:p>
          </table:table-cell>
          <table:table-cell table:number-columns-repeated="1015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Тулешов Еркебулан Амандыкович</text:p>
          </table:table-cell>
          <table:table-cell table:style-name="ce6" office:value-type="string" calcext:value-type="string">
            <text:p>Ассистент профессора</text:p>
          </table:table-cell>
          <table:table-cell table:style-name="ce5" office:value-type="string" calcext:value-type="string">
            <text:p>К.т.н.</text:p>
          </table:table-cell>
          <table:table-cell table:style-name="ce5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Введение в специальность, Микроконтроллерные системы управления, Механика управляемых машин, Управление роботами</text:p>
          </table:table-cell>
          <table:table-cell table:style-name="ce6" office:value-type="float" office:value="87026666505" calcext:value-type="float">
            <text:p>87026666505</text:p>
          </table:table-cell>
          <table:table-cell table:number-columns-repeated="1015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Алимбаев Чингиз Абдраимович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PhD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Основы автоматики, Сердечная инженерия, Искусственные системы жизниобеспечения</text:p>
          </table:table-cell>
          <table:table-cell table:style-name="ce6" office:value-type="float" office:value="87027506393" calcext:value-type="float">
            <text:p>87027506393</text:p>
          </table:table-cell>
          <table:table-cell table:number-columns-repeated="1015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Кабдолдина Асем Оралхановна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PhD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12" office:value-type="string" calcext:value-type="string">
            <text:p>Программирование на языке высокого уровня, Методы вычисления и программирование, Механика управляемых машин, Механика манипуляторов</text:p>
          </table:table-cell>
          <table:table-cell table:style-name="ce6" office:value-type="float" office:value="87472800158" calcext:value-type="float">
            <text:p>87472800158</text:p>
          </table:table-cell>
          <table:table-cell table:number-columns-repeated="1015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Аймұханбетов Ержан Аймұханбетұлы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Моделирование динамических систем, Основы электроники, Элементы привода приборов, Приводы роботов ,Проектирование роботов, Биомедицинская электроника</text:p>
          </table:table-cell>
          <table:table-cell table:style-name="ce13" office:value-type="float" office:value="87074787778" calcext:value-type="float">
            <text:p>87074787778</text:p>
          </table:table-cell>
          <table:table-cell table:number-columns-repeated="1015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7" office:value-type="string" calcext:value-type="string">
            <text:p>Баянбай Нурлан Амангелдіұлы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Встроенные системы в робототехнике, Микроконтроллерные системы управления, Медицинская визуализация, Оптические методы контроля и анализа, Основы электромеханики</text:p>
          </table:table-cell>
          <table:table-cell table:style-name="ce6" office:value-type="float" office:value="87072724999" calcext:value-type="float">
            <text:p>87072724999</text:p>
          </table:table-cell>
          <table:table-cell table:number-columns-repeated="1015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Бигалиева Жанар Серикхановна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Основы электроники, Интегральная и микропроцессорная схемотехника, Основы информационно-измерительных технологий, Оптические методы контроля и анализа</text:p>
          </table:table-cell>
          <table:table-cell table:style-name="ce6" office:value-type="float" office:value="87471110541" calcext:value-type="float">
            <text:p>87471110541</text:p>
          </table:table-cell>
          <table:table-cell table:number-columns-repeated="1015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Жамуратова Махаббат Мусагазиевна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8" office:value-type="string" calcext:value-type="string">
            <text:p>Компьютерные технологии в приборостроение, Компьютерные технологии в медицине,  </text:p>
            <text:p> Программирование на языке высокого уровня, Проектирование электронных схем</text:p>
          </table:table-cell>
          <table:table-cell table:style-name="ce6" office:value-type="float" office:value="87072842700" calcext:value-type="float">
            <text:p>87072842700</text:p>
          </table:table-cell>
          <table:table-cell table:number-columns-repeated="1015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Кальменов Ермұхамед Тынысбекұлы</text:p>
          </table:table-cell>
          <table:table-cell table:style-name="ce6" office:value-type="string" calcext:value-type="string">
            <text:p>Лек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6" office:value-type="string" calcext:value-type="string">
            <text:p>Программное обеспечение роботов, Программное обеспечение измерительных приборов, Проектирование электронных схем, Основы автоматики</text:p>
          </table:table-cell>
          <table:table-cell table:style-name="ce6" office:value-type="float" office:value="87051112031" calcext:value-type="float">
            <text:p>87051112031</text:p>
          </table:table-cell>
          <table:table-cell table:number-columns-repeated="101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Базарбай Лашын</text:p>
          </table:table-cell>
          <table:table-cell table:style-name="ce6" office:value-type="string" calcext:value-type="string">
            <text:p>Тьютор</text:p>
          </table:table-cell>
          <table:table-cell table:style-name="ce9" office:value-type="string" calcext:value-type="string">
            <text:p>Магистр</text:p>
          </table:table-cell>
          <table:table-cell table:style-name="ce8" office:value-type="string" calcext:value-type="string">
            <text:p>-</text:p>
          </table:table-cell>
          <table:table-cell table:style-name="ce10"/>
          <table:table-cell table:style-name="ce6" office:value-type="string" calcext:value-type="string">
            <text:p>ИПАиЦ, РТиТСА</text:p>
          </table:table-cell>
          <table:table-cell table:style-name="ce12" office:value-type="string" calcext:value-type="string">
            <text:p>Методы вычисления и программирование, Основы электроники, Источники питания,</text:p>
          </table:table-cell>
          <table:table-cell table:style-name="ce6" office:value-type="float" office:value="87077611909" calcext:value-type="float">
            <text:p>87077611909</text:p>
          </table:table-cell>
          <table:table-cell table:number-columns-repeated="1015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.2 Список ППС, работающих по совместительству" table:style-name="ta4">
        <table:table-column table:style-name="co22" table:default-cell-style-name="Default"/>
        <table:table-column table:style-name="co23" table:default-cell-style-name="Default"/>
        <table:table-column table:style-name="co9" table:number-columns-repeated="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Алдияров Нахипбек Уалиевич</text:p>
          </table:table-cell>
          <table:table-cell table:style-name="ce14" office:value-type="string" calcext:value-type="string">
            <text:p>Ассоциированный профессор</text:p>
          </table:table-cell>
          <table:table-cell table:style-name="ce5" office:value-type="string" calcext:value-type="string">
            <text:p>К.ф.-м.н.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ИПАиЦ, РТиТСА</text:p>
          </table:table-cell>
          <table:table-cell table:style-name="ce5" office:value-type="string" calcext:value-type="string">
            <text:p>Основы электроники, интегральная и микропроцессорная схемотехника, источники питания</text:p>
          </table:table-cell>
          <table:table-cell table:style-name="ce15" office:value-type="float" office:value="87772746301" calcext:value-type="float">
            <text:p>87772746301</text:p>
          </table:table-cell>
          <table:table-cell table:number-columns-repeated="101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Салемкан Айнұр Сейтканқызы</text:p>
          </table:table-cell>
          <table:table-cell table:style-name="ce14" office:value-type="string" calcext:value-type="string">
            <text:p>Ассистент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ИПАиЦ, РТиТСА</text:p>
          </table:table-cell>
          <table:table-cell table:style-name="ce14" office:value-type="string" calcext:value-type="string">
            <text:p>Основы автоматики, Основы электроники, Моделирование динамических систем, Микроконтроллерные системы управления, Проектирование электронных схем, Программирование на языке высокого уровня</text:p>
          </table:table-cell>
          <table:table-cell table:style-name="ce15" office:value-type="float" office:value="87086980670" calcext:value-type="float">
            <text:p>87086980670</text:p>
          </table:table-cell>
          <table:table-cell table:number-columns-repeated="1016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1 Список штатных НС" table:style-name="ta5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Сейткасымов Турар Сейткасымович</text:p>
          </table:table-cell>
          <table:table-cell table:style-name="ce5" office:value-type="string" calcext:value-type="string">
            <text:p>Младший научный сотрудник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5" office:value-type="string" calcext:value-type="string">
            <text:p>Робототехника и технические средства автоматики</text:p>
          </table:table-cell>
          <table:table-cell table:style-name="ce17" office:value-type="string" calcext:value-type="string">
            <text:p><text:a xlink:href="mailto:Seitkasymov_t@mail.ru" xlink:type="simple">Seitkasymov_t@mail.ru
 87085912075</text:a></text:p>
          </table:table-cell>
          <table:table-cell table:number-columns-repeated="1017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Игембай Ерболат Айдынұлы</text:p>
          </table:table-cell>
          <table:table-cell table:style-name="ce5" office:value-type="string" calcext:value-type="string">
            <text:p>Младший научный сотрудник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5" office:value-type="string" calcext:value-type="string">
            <text:p>Робототехника и технические средства автоматики</text:p>
          </table:table-cell>
          <table:table-cell table:style-name="ce17" office:value-type="string" calcext:value-type="string">
            <text:p><text:a xlink:href="mailto:Erbosh.02@gmail.com" xlink:type="simple">Erbosh.02@gmail.com
 87082083060</text:a></text:p>
          </table:table-cell>
          <table:table-cell table:number-columns-repeated="101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Шылмырза Үсен Жұманұлы</text:p>
          </table:table-cell>
          <table:table-cell table:style-name="ce5" office:value-type="string" calcext:value-type="string">
            <text:p>Младший научный сотрудник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5" office:value-type="string" calcext:value-type="string">
            <text:p>Робототехника и технические средства автоматики</text:p>
          </table:table-cell>
          <table:table-cell table:style-name="ce18" office:value-type="string" calcext:value-type="string">
            <text:p><text:a xlink:href="mailto:19usen97@mail.ru" xlink:type="simple">19usen97@mail.ru
 87472171701</text:a></text:p>
          </table:table-cell>
          <table:table-cell table:number-columns-repeated="1017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Алимбаева Жадыра Нурдаулетовна</text:p>
          </table:table-cell>
          <table:table-cell table:style-name="ce5" office:value-type="string" calcext:value-type="string">
            <text:p>Старший научный сотрудник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5" office:value-type="string" calcext:value-type="string">
            <text:p>Робототехника и технические средства автоматики</text:p>
          </table:table-cell>
          <table:table-cell table:style-name="ce17" office:value-type="string" calcext:value-type="string">
            <text:p><text:a xlink:href="mailto:zhadyraalimbay@gmail.com" xlink:type="simple">zhadyraalimbay@gmail.com
 87077556393</text:a>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.2 Список НС по совместительству" table:style-name="ta6">
        <table:table-column table:style-name="co22" table:default-cell-style-name="Default"/>
        <table:table-column table:style-name="co27" table:default-cell-style-name="Default"/>
        <table:table-column table:style-name="co9" table:number-columns-repeated="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Должность</text:p>
          </table:table-cell>
          <table:table-cell table:style-name="ce1" office:value-type="string" calcext:value-type="string">
            <text:p>Учёная степень</text:p>
          </table:table-cell>
          <table:table-cell table:style-name="ce1" office:value-type="string" calcext:value-type="string">
            <text:p>Учёное звание</text:p>
          </table:table-cell>
          <table:table-cell table:style-name="ce1" office:value-type="string" calcext:value-type="string">
            <text:p>Факультет, кафедра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6"/>
          <table:table-cell table:number-columns-repeated="100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1 Финансирование НИР" table:style-name="ta7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" table:number-columns-repeated="1015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Вид</text:p>
          </table:table-cell>
          <table:table-cell table:style-name="ce1" office:value-type="string" calcext:value-type="string">
            <text:p>Область научных исследований по договору</text:p>
          </table:table-cell>
          <table:table-cell table:style-name="ce1" office:value-type="string" calcext:value-type="string">
            <text:p>Наименование договора</text:p>
          </table:table-cell>
          <table:table-cell table:style-name="ce1" office:value-type="string" calcext:value-type="string">
            <text:p>Дата заключения</text:p>
          </table:table-cell>
          <table:table-cell table:style-name="ce20" office:value-type="string" calcext:value-type="string">
            <text:p>Исполнитель</text:p>
          </table:table-cell>
          <table:table-cell table:style-name="ce1" office:value-type="string" calcext:value-type="string">
            <text:p>Сумма финансирования за последний календарный год, тыс. тенге</text:p>
          </table:table-cell>
          <table:table-cell table:style-name="ce1" office:value-type="string" calcext:value-type="string">
            <text:p>Ссылка на копию договора и календарный план работ</text:p>
          </table:table-cell>
          <table:table-cell table:style-name="ce2"/>
          <table:table-cell table:style-name="ce3" table:number-columns-repeated="18"/>
          <table:table-cell table:number-columns-repeated="997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table:content-validation-name="val3" office:value-type="string" calcext:value-type="string">
            <text:p>Государственный грант</text:p>
          </table:table-cell>
          <table:table-cell table:style-name="ce5"/>
          <table:table-cell table:style-name="ce5" office:value-type="string" calcext:value-type="string">
            <text:p>Договор о предоставления гранта</text:p>
          </table:table-cell>
          <table:table-cell table:style-name="ce19" table:content-validation-name="val4" office:value-type="date" office:date-value="2018-12-11" calcext:value-type="date">
            <text:p>11.12.18</text:p>
          </table:table-cell>
          <table:table-cell table:style-name="ce5" office:value-type="string" calcext:value-type="string">
            <text:p>КазНИТУ</text:p>
          </table:table-cell>
          <table:table-cell table:style-name="ce5" office:value-type="float" office:value="12480" calcext:value-type="float">
            <text:p>12480</text:p>
          </table:table-cell>
          <table:table-cell table:style-name="ce22" office:value-type="string" calcext:value-type="string">
            <text:p><text:a xlink:href="https://drive.google.com/drive/folders/19SU20533INv3Lle-SykhuBCoisxKfaOe?usp=sharing" xlink:type="simple">https://drive.google.com/drive/folders/19SU20533INv3Lle-SykhuBCoisxKfaOe?usp=sharing</text:a></text:p>
          </table:table-cell>
          <table:table-cell table:number-columns-repeated="1016"/>
        </table:table-row>
        <table:table-row table:style-name="ro2" table:number-rows-repeated="13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2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style-name="ce21" office:value-type="string" calcext:value-type="string">
            <text:p><text:s text:c="2"/></text:p>
          </table:table-cell>
          <table:table-cell table:number-columns-repeated="1018"/>
        </table:table-row>
        <table:table-row table:style-name="ro2" table:number-rows-repeated="982">
          <table:table-cell/>
          <table:table-cell table:style-name="ce2" table:content-validation-name="val3"/>
          <table:table-cell table:number-columns-repeated="2"/>
          <table:table-cell table:style-name="ce2" table:content-validation-name="val4"/>
          <table:table-cell table:number-columns-repeated="1019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2 Свидетельства" table:style-name="ta8">
        <table:table-column table:style-name="co36" table:default-cell-style-name="Default"/>
        <table:table-column table:style-name="co37" table:default-cell-style-name="Default"/>
        <table:table-column table:style-name="co9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свидетельств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рав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3" office:value-type="string" calcext:value-type="string">
            <text:p><text:a xlink:href="https://www.kazpatent.kz/" xlink:type="simple">Ссылка на свидетельство на сайте kazpatent.kz или скан-копию свидетельства</text:a>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999">
          <table:table-cell table:number-columns-repeated="2"/>
          <table:table-cell table:style-name="ce2" table:content-validation-name="val5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1 Патенты" table:style-name="ta9">
        <table:table-column table:style-name="co40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9" table:number-columns-repeated="1018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3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8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5458" calcext:value-type="float">
            <text:p>5458</text:p>
          </table:table-cell>
          <table:table-cell table:style-name="ce24" table:content-validation-name="val6" office:value-type="date" office:date-value="2020-11-06" calcext:value-type="date">
            <text:p>06.11.2020</text:p>
          </table:table-cell>
          <table:table-cell table:style-name="ce5" office:value-type="string" calcext:value-type="string">
            <text:p>КазНИТУ</text:p>
          </table:table-cell>
          <table:table-cell table:style-name="ce5" office:value-type="string" calcext:value-type="string">
            <text:p>Туякбаев Альтай Альшерович; Омарбеков Бекнур Оразгалиевич; Ожикенов Данабек Адильбекович; Нурмагамбет Саян Досжанулы; Кенжалиев Бакдаулет Кенжалиевич; Кушегенова Жазира Калибековна; Ожикенов Касымбек Адильбекович; Ожикенова Айман Касымбековна</text:p>
          </table:table-cell>
          <table:table-cell table:style-name="ce25" office:value-type="string" calcext:value-type="string">
            <text:p><text:a xlink:href="https://gosreestr.kazpatent.kz/Utilitymodel/Details?docNumber=323523" xlink:type="simple">https://gosreestr.kazpatent.kz/Utilitymodel/Details?docNumber=323523</text:a></text:p>
          </table:table-cell>
          <table:table-cell table:number-columns-repeated="1018"/>
        </table:table-row>
        <table:table-row table:style-name="ro2" table:number-rows-repeated="997">
          <table:table-cell table:number-columns-repeated="2"/>
          <table:table-cell table:style-name="ce2" table:content-validation-name="val6"/>
          <table:table-cell table:number-columns-repeated="1021"/>
        </table:table-row>
        <table:table-row table:style-name="ro3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.3.2 Патенты продленные" table:style-name="ta10">
        <table:table-column table:style-name="co42" table:default-cell-style-name="Default"/>
        <table:table-column table:style-name="co9" table:number-columns-repeated="3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9" table:default-cell-style-name="Default"/>
        <table:table-column table:style-name="co9" table:number-columns-repeated="1017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омер патента</text:p>
          </table:table-cell>
          <table:table-cell table:style-name="ce1" office:value-type="string" calcext:value-type="string">
            <text:p>Дата выдачи</text:p>
          </table:table-cell>
          <table:table-cell table:style-name="ce1" office:value-type="string" calcext:value-type="string">
            <text:p>Дата продления</text:p>
          </table:table-cell>
          <table:table-cell table:style-name="ce1" office:value-type="string" calcext:value-type="string">
            <text:p>Патентообладатель</text:p>
          </table:table-cell>
          <table:table-cell table:style-name="ce1" office:value-type="string" calcext:value-type="string">
            <text:p>Авторы</text:p>
          </table:table-cell>
          <table:table-cell table:style-name="ce23" office:value-type="string" calcext:value-type="string">
            <text:p><text:a xlink:href="https://www.kazpatent.kz/" xlink:type="simple">Ссылка на патент на сайте kazpatent.kz или скан-копию патента</text:a></text:p>
          </table:table-cell>
          <table:table-cell table:style-name="ce3" table:number-columns-repeated="20"/>
          <table:table-cell table:number-columns-repeated="997"/>
        </table:table-row>
        <table:table-row table:style-name="ro2" table:number-rows-repeated="999">
          <table:table-cell table:number-columns-repeated="3"/>
          <table:table-cell table:style-name="ce2" table:content-validation-name="val7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1 Международный обмен студентов" table:style-name="ta11">
        <table:table-column table:style-name="co44" table:default-cell-style-name="Default"/>
        <table:table-column table:style-name="co3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9" table:number-columns-repeated="1014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 студента</text:p>
          </table:table-cell>
          <table:table-cell table:style-name="ce1" office:value-type="string" calcext:value-type="string">
            <text:p>Наименование программы академической мобильности</text:p>
          </table:table-cell>
          <table:table-cell table:style-name="ce1" office:value-type="string" calcext:value-type="string">
            <text:p>Уровень обучения</text:p>
          </table:table-cell>
          <table:table-cell table:style-name="ce1" office:value-type="string" calcext:value-type="string">
            <text:p>Курс</text:p>
          </table:table-cell>
          <table:table-cell table:style-name="ce1" office:value-type="string" calcext:value-type="string">
            <text:p>Источник финансирования</text:p>
          </table:table-cell>
          <table:table-cell table:style-name="ce1" office:value-type="string" calcext:value-type="string">
            <text:p>Страна и вуз, в котором студент обучался</text:p>
          </table:table-cell>
          <table:table-cell table:style-name="ce26" office:value-type="string" calcext:value-type="string">
            <text:p>Срок обучения</text:p>
          </table:table-cell>
          <table:table-cell table:style-name="ce1" office:value-type="string" calcext:value-type="string">
            <text:p>Ссылка на подтверждающий документ (договор, приказ,сертификат и т.д.)</text:p>
          </table:table-cell>
          <table:table-cell table:style-name="ce3"/>
          <table:table-cell table:number-columns-repeated="1014"/>
        </table:table-row>
        <table:table-row table:style-name="ro2" table:number-rows-repeated="999">
          <table:table-cell table:number-columns-repeated="3"/>
          <table:table-cell table:style-name="ce2" table:content-validation-name="val8"/>
          <table:table-cell/>
          <table:table-cell table:style-name="ce2" table:content-validation-name="val9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2 Иностранные ППС" table:style-name="ta12">
        <table:table-column table:style-name="co9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54" table:default-cell-style-name="Default"/>
        <table:table-column table:style-name="co9" table:number-columns-repeated="1016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Ф.И.О.</text:p>
          </table:table-cell>
          <table:table-cell table:style-name="ce1" office:value-type="string" calcext:value-type="string">
            <text:p>Страна, из которой прибыл специалист</text:p>
          </table:table-cell>
          <table:table-cell table:style-name="ce1" office:value-type="string" calcext:value-type="string">
            <text:p>Место основной работы</text:p>
          </table:table-cell>
          <table:table-cell table:style-name="ce1" office:value-type="string" calcext:value-type="string">
            <text:p>Должность, ученая степень</text:p>
          </table:table-cell>
          <table:table-cell table:style-name="ce1" office:value-type="string" calcext:value-type="string">
            <text:p>Преподаваемые дисциплины</text:p>
          </table:table-cell>
          <table:table-cell table:style-name="ce1" office:value-type="string" calcext:value-type="string">
            <text:p>Продолжительность преподавания (указать сроки)</text:p>
          </table:table-cell>
          <table:table-cell table:style-name="ce1" office:value-type="string" calcext:value-type="string">
            <text:p>Ссылка на подтверждающие документы: договор с вузом, силлабус, акты выполненных работ</text:p>
          </table:table-cell>
          <table:table-cell table:style-name="ce1" office:value-type="string" calcext:value-type="string">
            <text:p>Контактные данные</text:p>
          </table:table-cell>
          <table:table-cell table:style-name="ce3" table:number-columns-repeated="17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3 Международные организаций" table:style-name="ta13">
        <table:table-column table:style-name="co40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9" table:number-columns-repeated="1021" table:default-cell-style-name="Default"/>
        <table:table-row table:style-name="ro5">
          <table:table-cell table:style-name="ce27" office:value-type="string" calcext:value-type="string">
            <text:p>№</text:p>
          </table:table-cell>
          <table:table-cell table:style-name="ce27" office:value-type="string" calcext:value-type="string">
            <text:p>Наименование организации</text:p>
          </table:table-cell>
          <table:table-cell table:style-name="ce27" office:value-type="string" calcext:value-type="string">
            <text:p>Ссылка на сайт, где подтверждается членство вуза</text:p>
          </table:table-cell>
          <table:table-cell table:style-name="ce2"/>
          <table:table-cell table:number-columns-repeated="1020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.4 Количество ДДОП" table:style-name="ta14">
        <table:table-column table:style-name="co57" table:default-cell-style-name="Default"/>
        <table:table-column table:style-name="co58" table:default-cell-style-name="Default"/>
        <table:table-column table:style-name="co4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9" table:number-columns-repeated="1019" table:default-cell-style-name="Default"/>
        <table:table-row table:style-name="ro2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Наименование совместной образовательной программы двудипломного образования</text:p>
          </table:table-cell>
          <table:table-cell table:style-name="ce1" office:value-type="string" calcext:value-type="string">
            <text:p>Зарубежный вуз-партнер</text:p>
          </table:table-cell>
          <table:table-cell table:style-name="ce1" office:value-type="string" calcext:value-type="string">
            <text:p>Ссылка на копию соглашения</text:p>
          </table:table-cell>
          <table:table-cell table:style-name="ce1" office:value-type="string" calcext:value-type="string">
            <text:p>Ссылка на копии не менее трех дипломов, врученных выпускникам вуза в течение последнего года</text:p>
          </table:table-cell>
          <table:table-cell table:style-name="ce3" table:number-columns-repeated="21"/>
          <table:table-cell table:number-columns-repeated="998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libri" svg:font-family="Calibri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/>
      <number:text>.</number:text>
      <number:month/>
      <number:text>.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1_20_Студенты-победители_20_дальнего_20_зарубежья" style:display-name="PageStyle_1.1 Студенты-победители дальнего зарубежь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.2_20_Студенты-победители_20_СНГ_20_и_20_Казахстан" style:display-name="PageStyle_1.2 Студенты-победители СНГ и Казахстан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1_20_Список_20_ППС_2c__20_работающих_20_на_20_полную_20_ставку" style:display-name="PageStyle_2.1.1 Список ППС, работающих на полную ставк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1.2_20_Список_20_ППС_2c__20_работающих_20_по_20_совместительству" style:display-name="PageStyle_2.1.2 Список ППС, работающих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1_20_Список_20_штатных_20_НС" style:display-name="PageStyle_2.2.1 Список штатных Н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.2_20_Список_20_НС_20_по_20_совместительству" style:display-name="PageStyle_2.2.2 Список НС по совместительств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_20_Финансирование_20_НИР" style:display-name="PageStyle_3.1 Финансирование НИ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2_20_Свидетельства" style:display-name="PageStyle_3.2 Свидетельств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1_20_Патенты" style:display-name="PageStyle_3.3.1 Патент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.2_20_Патенты_20_продленные" style:display-name="PageStyle_3.3.2 Патенты продле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_20_Международный_20_обмен_20_студентов" style:display-name="PageStyle_4.1 Международный обмен студент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_20_Иностранные_20_ППС" style:display-name="PageStyle_4.2 Иностранные ПП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_20_Международные_20_организаций" style:display-name="PageStyle_4.3 Международные организаци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_20_Количество_20_ДДОП" style:display-name="PageStyle_4.4 Количество ДДОП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278" meta:object-count="0"/>
    <meta:generator>LibreOfficeDev/6.0.5.2$Linux_X86_64 LibreOffice_project/</meta:generator>
  </office:meta>
</office:document-meta>
</file>